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80808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04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80808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c0c0c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c0c0" draw:marker-start-width="0.04cm" draw:marker-end-width="0.1cm" draw:fill-color="#c8dc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c0c0c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1cm" svg:stroke-color="#000000" draw:marker-start-width="0.22cm" draw:marker-end-width="0.22cm" draw:fill="solid" draw:fill-color="#000000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808080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555cm" svg:y1="2.902cm" svg:x2="15.046cm" svg:y2="2.902cm">
          <text:p/>
        </draw:line>
        <draw:custom-shape draw:style-name="gr2" draw:text-style-name="P1" draw:layer="layout" svg:width="0.503cm" svg:height="0.502cm" svg:x="14.039cm" svg:y="2.65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4.039cm" svg:y="3.65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5.045cm" svg:y="2.65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5.045cm" svg:y="3.65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cm" svg:y1="2.902cm" svg:x2="14.039cm" svg:y2="2.902cm">
          <text:p/>
        </draw:line>
        <draw:line draw:style-name="gr3" draw:text-style-name="P1" draw:layer="layout" svg:x1="15.561cm" svg:y1="2.902cm" svg:x2="15.8cm" svg:y2="2.902cm">
          <text:p/>
        </draw:line>
        <draw:line draw:style-name="gr1" draw:text-style-name="P1" draw:layer="layout" svg:x1="14.555cm" svg:y1="3.906cm" svg:x2="15.046cm" svg:y2="3.906cm">
          <text:p/>
        </draw:line>
        <draw:line draw:style-name="gr1" draw:text-style-name="P1" draw:layer="layout" svg:x1="13.8cm" svg:y1="3.906cm" svg:x2="14.039cm" svg:y2="3.906cm">
          <text:p/>
        </draw:line>
        <draw:line draw:style-name="gr3" draw:text-style-name="P1" draw:layer="layout" svg:x1="15.561cm" svg:y1="3.906cm" svg:x2="15.8cm" svg:y2="3.906cm">
          <text:p/>
        </draw:line>
        <draw:line draw:style-name="gr1" draw:text-style-name="P1" draw:layer="layout" svg:x1="14.291cm" svg:y1="3.646cm" svg:x2="14.291cm" svg:y2="3.155cm">
          <text:p/>
        </draw:line>
        <draw:line draw:style-name="gr1" draw:text-style-name="P1" draw:layer="layout" svg:x1="14.291cm" svg:y1="4.4cm" svg:x2="14.291cm" svg:y2="4.161cm">
          <text:p/>
        </draw:line>
        <draw:line draw:style-name="gr3" draw:text-style-name="P1" draw:layer="layout" svg:x1="14.291cm" svg:y1="2.639cm" svg:x2="14.291cm" svg:y2="2.4cm">
          <text:p/>
        </draw:line>
        <draw:line draw:style-name="gr1" draw:text-style-name="P1" draw:layer="layout" svg:x1="15.297cm" svg:y1="3.646cm" svg:x2="15.297cm" svg:y2="3.155cm">
          <text:p/>
        </draw:line>
        <draw:line draw:style-name="gr1" draw:text-style-name="P1" draw:layer="layout" svg:x1="15.297cm" svg:y1="4.4cm" svg:x2="15.297cm" svg:y2="4.161cm">
          <text:p/>
        </draw:line>
        <draw:line draw:style-name="gr3" draw:text-style-name="P1" draw:layer="layout" svg:x1="15.297cm" svg:y1="2.639cm" svg:x2="15.297cm" svg:y2="2.4cm">
          <text:p/>
        </draw:line>
        <draw:line draw:style-name="gr1" draw:text-style-name="P1" draw:layer="layout" svg:x1="8.445cm" svg:y1="3.892cm" svg:x2="8.936cm" svg:y2="3.892cm">
          <text:p/>
        </draw:line>
        <draw:custom-shape draw:style-name="gr2" draw:text-style-name="P1" draw:layer="layout" svg:width="0.503cm" svg:height="0.502cm" svg:x="7.929cm" svg:y="3.64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7.929cm" svg:y="4.64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8.935cm" svg:y="3.64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8.935cm" svg:y="4.64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cm" svg:y1="3.892cm" svg:x2="7.929cm" svg:y2="3.892cm">
          <text:p/>
        </draw:line>
        <draw:line draw:style-name="gr3" draw:text-style-name="P1" draw:layer="layout" svg:x1="9.451cm" svg:y1="3.892cm" svg:x2="9.69cm" svg:y2="3.892cm">
          <text:p/>
        </draw:line>
        <draw:line draw:style-name="gr1" draw:text-style-name="P1" draw:layer="layout" svg:x1="8.445cm" svg:y1="4.896cm" svg:x2="8.936cm" svg:y2="4.896cm">
          <text:p/>
        </draw:line>
        <draw:line draw:style-name="gr1" draw:text-style-name="P1" draw:layer="layout" svg:x1="7.69cm" svg:y1="4.896cm" svg:x2="7.929cm" svg:y2="4.896cm">
          <text:p/>
        </draw:line>
        <draw:line draw:style-name="gr3" draw:text-style-name="P1" draw:layer="layout" svg:x1="9.451cm" svg:y1="4.896cm" svg:x2="9.69cm" svg:y2="4.896cm">
          <text:p/>
        </draw:line>
        <draw:line draw:style-name="gr1" draw:text-style-name="P1" draw:layer="layout" svg:x1="8.181cm" svg:y1="4.636cm" svg:x2="8.181cm" svg:y2="4.145cm">
          <text:p/>
        </draw:line>
        <draw:line draw:style-name="gr1" draw:text-style-name="P1" draw:layer="layout" svg:x1="8.181cm" svg:y1="5.39cm" svg:x2="8.181cm" svg:y2="5.151cm">
          <text:p/>
        </draw:line>
        <draw:line draw:style-name="gr3" draw:text-style-name="P1" draw:layer="layout" svg:x1="8.181cm" svg:y1="3.629cm" svg:x2="8.181cm" svg:y2="3.39cm">
          <text:p/>
        </draw:line>
        <draw:line draw:style-name="gr1" draw:text-style-name="P1" draw:layer="layout" svg:x1="9.187cm" svg:y1="4.636cm" svg:x2="9.187cm" svg:y2="4.145cm">
          <text:p/>
        </draw:line>
        <draw:line draw:style-name="gr1" draw:text-style-name="P1" draw:layer="layout" svg:x1="9.187cm" svg:y1="5.39cm" svg:x2="9.187cm" svg:y2="5.151cm">
          <text:p/>
        </draw:line>
        <draw:line draw:style-name="gr3" draw:text-style-name="P1" draw:layer="layout" svg:x1="9.187cm" svg:y1="3.629cm" svg:x2="9.187cm" svg:y2="3.39cm">
          <text:p/>
        </draw:line>
        <draw:line draw:style-name="gr4" draw:text-style-name="P1" draw:layer="layout" svg:x1="8.445cm" svg:y1="1.892cm" svg:x2="8.936cm" svg:y2="1.892cm">
          <text:p/>
        </draw:line>
        <draw:custom-shape draw:style-name="gr5" draw:text-style-name="P3" draw:layer="layout" svg:width="0.503cm" svg:height="0.502cm" svg:x="7.929cm" svg:y="1.64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29cm" svg:y="2.64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8.935cm" svg:y="1.64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8.935cm" svg:y="2.64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69cm" svg:y1="1.892cm" svg:x2="7.929cm" svg:y2="1.892cm">
          <text:p/>
        </draw:line>
        <draw:line draw:style-name="gr6" draw:text-style-name="P1" draw:layer="layout" svg:x1="9.451cm" svg:y1="1.892cm" svg:x2="9.69cm" svg:y2="1.892cm">
          <text:p/>
        </draw:line>
        <draw:line draw:style-name="gr4" draw:text-style-name="P1" draw:layer="layout" svg:x1="8.445cm" svg:y1="2.896cm" svg:x2="8.936cm" svg:y2="2.896cm">
          <text:p/>
        </draw:line>
        <draw:line draw:style-name="gr4" draw:text-style-name="P1" draw:layer="layout" svg:x1="7.69cm" svg:y1="2.896cm" svg:x2="7.929cm" svg:y2="2.896cm">
          <text:p/>
        </draw:line>
        <draw:line draw:style-name="gr6" draw:text-style-name="P1" draw:layer="layout" svg:x1="9.451cm" svg:y1="2.896cm" svg:x2="9.69cm" svg:y2="2.896cm">
          <text:p/>
        </draw:line>
        <draw:line draw:style-name="gr4" draw:text-style-name="P1" draw:layer="layout" svg:x1="8.181cm" svg:y1="2.636cm" svg:x2="8.181cm" svg:y2="2.145cm">
          <text:p/>
        </draw:line>
        <draw:line draw:style-name="gr4" draw:text-style-name="P1" draw:layer="layout" svg:x1="8.181cm" svg:y1="3.39cm" svg:x2="8.181cm" svg:y2="3.151cm">
          <text:p/>
        </draw:line>
        <draw:line draw:style-name="gr6" draw:text-style-name="P1" draw:layer="layout" svg:x1="8.181cm" svg:y1="1.629cm" svg:x2="8.181cm" svg:y2="1.39cm">
          <text:p/>
        </draw:line>
        <draw:line draw:style-name="gr4" draw:text-style-name="P1" draw:layer="layout" svg:x1="9.187cm" svg:y1="2.636cm" svg:x2="9.187cm" svg:y2="2.145cm">
          <text:p/>
        </draw:line>
        <draw:line draw:style-name="gr4" draw:text-style-name="P1" draw:layer="layout" svg:x1="9.187cm" svg:y1="3.39cm" svg:x2="9.187cm" svg:y2="3.151cm">
          <text:p/>
        </draw:line>
        <draw:line draw:style-name="gr6" draw:text-style-name="P1" draw:layer="layout" svg:x1="9.187cm" svg:y1="1.629cm" svg:x2="9.187cm" svg:y2="1.39cm">
          <text:p/>
        </draw:line>
        <draw:line draw:style-name="gr4" draw:text-style-name="P1" draw:layer="layout" svg:x1="10.445cm" svg:y1="1.892cm" svg:x2="10.936cm" svg:y2="1.892cm">
          <text:p/>
        </draw:line>
        <draw:custom-shape draw:style-name="gr5" draw:text-style-name="P3" draw:layer="layout" svg:width="0.503cm" svg:height="0.502cm" svg:x="9.929cm" svg:y="1.64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9.929cm" svg:y="2.64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35cm" svg:y="1.64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35cm" svg:y="2.64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69cm" svg:y1="1.892cm" svg:x2="9.929cm" svg:y2="1.892cm">
          <text:p/>
        </draw:line>
        <draw:line draw:style-name="gr6" draw:text-style-name="P1" draw:layer="layout" svg:x1="11.451cm" svg:y1="1.892cm" svg:x2="11.69cm" svg:y2="1.892cm">
          <text:p/>
        </draw:line>
        <draw:line draw:style-name="gr4" draw:text-style-name="P1" draw:layer="layout" svg:x1="10.445cm" svg:y1="2.896cm" svg:x2="10.936cm" svg:y2="2.896cm">
          <text:p/>
        </draw:line>
        <draw:line draw:style-name="gr4" draw:text-style-name="P1" draw:layer="layout" svg:x1="9.69cm" svg:y1="2.896cm" svg:x2="9.929cm" svg:y2="2.896cm">
          <text:p/>
        </draw:line>
        <draw:line draw:style-name="gr6" draw:text-style-name="P1" draw:layer="layout" svg:x1="11.451cm" svg:y1="2.896cm" svg:x2="11.69cm" svg:y2="2.896cm">
          <text:p/>
        </draw:line>
        <draw:line draw:style-name="gr4" draw:text-style-name="P1" draw:layer="layout" svg:x1="10.181cm" svg:y1="2.636cm" svg:x2="10.181cm" svg:y2="2.145cm">
          <text:p/>
        </draw:line>
        <draw:line draw:style-name="gr4" draw:text-style-name="P1" draw:layer="layout" svg:x1="10.181cm" svg:y1="3.39cm" svg:x2="10.181cm" svg:y2="3.151cm">
          <text:p/>
        </draw:line>
        <draw:line draw:style-name="gr6" draw:text-style-name="P1" draw:layer="layout" svg:x1="10.181cm" svg:y1="1.629cm" svg:x2="10.181cm" svg:y2="1.39cm">
          <text:p/>
        </draw:line>
        <draw:line draw:style-name="gr4" draw:text-style-name="P1" draw:layer="layout" svg:x1="11.187cm" svg:y1="2.636cm" svg:x2="11.187cm" svg:y2="2.145cm">
          <text:p/>
        </draw:line>
        <draw:line draw:style-name="gr4" draw:text-style-name="P1" draw:layer="layout" svg:x1="11.187cm" svg:y1="3.39cm" svg:x2="11.187cm" svg:y2="3.151cm">
          <text:p/>
        </draw:line>
        <draw:line draw:style-name="gr6" draw:text-style-name="P1" draw:layer="layout" svg:x1="11.187cm" svg:y1="1.629cm" svg:x2="11.187cm" svg:y2="1.39cm">
          <text:p/>
        </draw:line>
        <draw:line draw:style-name="gr4" draw:text-style-name="P1" draw:layer="layout" svg:x1="10.445cm" svg:y1="3.892cm" svg:x2="10.936cm" svg:y2="3.892cm">
          <text:p/>
        </draw:line>
        <draw:custom-shape draw:style-name="gr5" draw:text-style-name="P3" draw:layer="layout" svg:width="0.503cm" svg:height="0.502cm" svg:x="9.929cm" svg:y="3.64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9.929cm" svg:y="4.64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35cm" svg:y="3.64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10.935cm" svg:y="4.64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69cm" svg:y1="3.892cm" svg:x2="9.929cm" svg:y2="3.892cm">
          <text:p/>
        </draw:line>
        <draw:line draw:style-name="gr6" draw:text-style-name="P1" draw:layer="layout" svg:x1="11.451cm" svg:y1="3.892cm" svg:x2="11.69cm" svg:y2="3.892cm">
          <text:p/>
        </draw:line>
        <draw:line draw:style-name="gr4" draw:text-style-name="P1" draw:layer="layout" svg:x1="10.445cm" svg:y1="4.896cm" svg:x2="10.936cm" svg:y2="4.896cm">
          <text:p/>
        </draw:line>
        <draw:line draw:style-name="gr4" draw:text-style-name="P1" draw:layer="layout" svg:x1="9.69cm" svg:y1="4.896cm" svg:x2="9.929cm" svg:y2="4.896cm">
          <text:p/>
        </draw:line>
        <draw:line draw:style-name="gr6" draw:text-style-name="P1" draw:layer="layout" svg:x1="11.451cm" svg:y1="4.896cm" svg:x2="11.69cm" svg:y2="4.896cm">
          <text:p/>
        </draw:line>
        <draw:line draw:style-name="gr4" draw:text-style-name="P1" draw:layer="layout" svg:x1="10.181cm" svg:y1="4.636cm" svg:x2="10.181cm" svg:y2="4.145cm">
          <text:p/>
        </draw:line>
        <draw:line draw:style-name="gr4" draw:text-style-name="P1" draw:layer="layout" svg:x1="10.181cm" svg:y1="5.39cm" svg:x2="10.181cm" svg:y2="5.151cm">
          <text:p/>
        </draw:line>
        <draw:line draw:style-name="gr6" draw:text-style-name="P1" draw:layer="layout" svg:x1="10.181cm" svg:y1="3.629cm" svg:x2="10.181cm" svg:y2="3.39cm">
          <text:p/>
        </draw:line>
        <draw:line draw:style-name="gr4" draw:text-style-name="P1" draw:layer="layout" svg:x1="11.187cm" svg:y1="4.636cm" svg:x2="11.187cm" svg:y2="4.145cm">
          <text:p/>
        </draw:line>
        <draw:line draw:style-name="gr4" draw:text-style-name="P1" draw:layer="layout" svg:x1="11.187cm" svg:y1="5.39cm" svg:x2="11.187cm" svg:y2="5.151cm">
          <text:p/>
        </draw:line>
        <draw:line draw:style-name="gr6" draw:text-style-name="P1" draw:layer="layout" svg:x1="11.187cm" svg:y1="3.629cm" svg:x2="11.187cm" svg:y2="3.39cm">
          <text:p/>
        </draw:line>
        <draw:custom-shape draw:style-name="gr7" draw:text-style-name="P2" draw:layer="layout" svg:width="1.3cm" svg:height="0.6cm" svg:x="12.2cm" svg:y="3.1cm">
          <text:p/>
          <draw:enhanced-geometry svg:viewBox="0 0 21600 21600" draw:text-areas="0 ?f0 ?f5 ?f2" draw:type="right-arrow" draw:modifiers="16220.7532667179 7691.181364392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11T09:54:46</meta:creation-date>
    <dc:date>2013-03-11T09:55:34</dc:date>
    <dc:creator>Luke </dc:creator>
    <meta:editing-duration>P0D</meta:editing-duration>
    <meta:editing-cycles>1</meta:editing-cycles>
    <meta:document-statistic meta:object-count="81"/>
    <meta:generator>LibreOffice/3.5$Linux_x86 LibreOffice_project/350m1$Build-2</meta:generator>
  </office:meta>
</office:document-meta>
</file>